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7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6]*[.G6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3]*[.G23]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4]*[.G24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6]*[.G26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2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29]*[.G29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0]*[.G30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1]*[.G31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3]*[.G33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4]*[.G34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7]*[.G37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8]*[.G38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8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39]*[.G39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rrasse</text:p>
          </table:table-cell>
          <table:table-cell table:number-columns-repeated="8"/>
        </table:table-row>
      </table:table>
      <table:table table:name="Stock Actue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ate de mise à jour</text:p>
          </table:table-cell>
        </table:table-row>
      </table:table>
      <table:table table:name="A ache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3:30:25.845523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2T14:34:57.104323338</dc:date>
    <meta:editing-duration>PT3H3M8S</meta:editing-duration>
    <meta:editing-cycles>62</meta:editing-cycles>
    <meta:generator>LibreOffice/6.3.0.1$Linux_X86_64 LibreOffice_project/30$Build-1</meta:generator>
    <meta:document-statistic meta:table-count="3" meta:cell-count="216" meta:object-count="0"/>
  </office:meta>
</office:document-meta>
</file>